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A77CD4D1F01FE9D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699cm" fo:margin-left="0.116cm" fo:margin-right="0.185cm" table:align="margins" style:writing-mode="lr-tb"/>
    </style:style>
    <style:style style:name="Tabla9.A" style:family="table-column">
      <style:table-column-properties style:column-width="16.699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2pt" fo:letter-spacing="normal" fo:font-style="normal" fo:font-weight="normal" officeooo:rsid="0007a20e" officeooo:paragraph-rsid="00011433" style:font-size-asian="12pt" style:font-weight-asian="normal" style:font-size-complex="12pt" style:font-weight-complex="normal"/>
    </style:style>
    <style:style style:name="P2" style:family="paragraph" style:parent-style-name="Text_20_body" style:list-style-name="L1">
      <style:paragraph-properties fo:margin-top="0cm" fo:margin-bottom="0.212cm" loext:contextual-spacing="false" fo:text-align="start" style:justify-single-word="false"/>
      <style:text-properties fo:font-variant="normal" fo:text-transform="none" style:use-window-font-color="true" style:font-name="Arial" fo:font-size="12pt" fo:letter-spacing="normal" fo:font-style="normal" fo:font-weight="normal" officeooo:rsid="0007a20e" officeooo:paragraph-rsid="00011433" style:font-size-asian="12pt" style:font-weight-asian="normal" style:font-size-complex="12pt" style:font-weight-complex="normal"/>
    </style:style>
    <style:style style:name="P3" style:family="paragraph" style:parent-style-name="Text_20_body" style:list-style-name="L4">
      <style:paragraph-properties fo:margin-top="0cm" fo:margin-bottom="0.212cm" loext:contextual-spacing="false" fo:text-align="start" style:justify-single-word="false"/>
      <style:text-properties fo:font-variant="normal" fo:text-transform="none" style:use-window-font-color="true" style:font-name="Arial" fo:font-size="12pt" fo:letter-spacing="normal" fo:font-style="normal" fo:font-weight="normal" officeooo:rsid="0007a20e" officeooo:paragraph-rsid="00011433" style:font-size-asian="12pt" style:font-weight-asian="normal" style:font-size-complex="12pt" style:font-weight-complex="normal"/>
    </style:style>
    <style:style style:name="P4" style:family="paragraph" style:parent-style-name="Text_20_body" style:list-style-name="L5">
      <style:paragraph-properties fo:margin-top="0cm" fo:margin-bottom="0.212cm" loext:contextual-spacing="false" fo:text-align="start" style:justify-single-word="false"/>
      <style:text-properties fo:font-variant="normal" fo:text-transform="none" style:use-window-font-color="true" style:font-name="Arial" fo:font-size="12pt" fo:letter-spacing="normal" fo:font-style="normal" fo:font-weight="normal" officeooo:rsid="0007a20e" officeooo:paragraph-rsid="00011433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cm" fo:margin-bottom="0.212cm" loext:contextual-spacing="false" fo:text-align="start" style:justify-single-word="false"/>
      <style:text-properties fo:font-variant="normal" fo:text-transform="none" style:use-window-font-color="true" style:font-name="Arial" fo:font-size="12pt" fo:letter-spacing="normal" fo:font-style="normal" fo:font-weight="normal" officeooo:rsid="0007a20e" officeooo:paragraph-rsid="00011433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1.249cm" fo:margin-right="0cm" fo:margin-top="0cm" fo:margin-bottom="0.212cm" loext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2pt" fo:letter-spacing="normal" fo:font-style="italic" fo:font-weight="normal" officeooo:rsid="0007a20e" officeooo:paragraph-rsid="00011433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weight="normal" officeooo:paragraph-rsid="00011433" style:font-weight-asian="normal" style:font-weight-complex="normal"/>
    </style:style>
    <style:style style:name="P8" style:family="paragraph" style:parent-style-name="Standard">
      <style:paragraph-properties fo:text-align="justify" style:justify-single-word="false" style:snap-to-layout-grid="false"/>
      <style:text-properties fo:color="#0000ff" style:font-name="Arial" fo:font-size="12pt" fo:font-weight="normal" officeooo:rsid="006a7a19" officeooo:paragraph-rsid="0001143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11433"/>
    </style:style>
    <style:style style:name="P1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rsid="006a7a19" officeooo:paragraph-rsid="00011433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6pt" fo:font-weight="bold" officeooo:paragraph-rsid="00011433" style:font-size-asian="16pt" style:font-weight-asian="bold" style:font-size-complex="16pt"/>
    </style:style>
    <style:style style:name="P12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8pt" fo:font-weight="bold" officeooo:paragraph-rsid="00011433" style:font-size-asian="18pt" style:font-weight-asian="bold" style:font-size-complex="18pt"/>
    </style:style>
    <style:style style:name="P13" style:family="paragraph" style:parent-style-name="Standard">
      <style:paragraph-properties fo:margin-left="0cm" fo:margin-right="0.159cm" fo:margin-top="0cm" fo:margin-bottom="0.212cm" loext:contextual-spacing="false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fo:font-variant="normal" fo:text-transform="none" style:use-window-font-color="true" style:font-name="Arial" fo:font-size="18pt" fo:letter-spacing="normal" fo:font-style="normal" fo:font-weight="bold" officeooo:rsid="0007a20e" officeooo:paragraph-rsid="00011433" style:font-size-asian="18pt" style:font-weight-asian="bold" style:font-size-complex="18pt" style:font-weight-complex="normal"/>
    </style:style>
    <style:style style:name="P14" style:family="paragraph" style:parent-style-name="Standard">
      <style:paragraph-properties fo:margin-left="0cm" fo:margin-right="0.159cm" fo:margin-top="0cm" fo:margin-bottom="0.212cm" loext:contextual-spacing="false" fo:text-align="center" style:justify-single-word="false" fo:text-indent="0cm" style:auto-text-indent="false" fo:break-before="page">
        <style:tab-stops>
          <style:tab-stop style:position="7.5cm" style:type="center"/>
          <style:tab-stop style:position="13.705cm"/>
        </style:tab-stops>
      </style:paragraph-properties>
      <style:text-properties fo:font-variant="normal" fo:text-transform="none" style:use-window-font-color="true" style:font-name="Arial" fo:font-size="18pt" fo:letter-spacing="normal" fo:font-style="normal" fo:font-weight="bold" officeooo:rsid="0007a20e" officeooo:paragraph-rsid="00011433" style:font-size-asian="18pt" style:font-weight-asian="bold" style:font-size-complex="18pt" style:font-weight-complex="normal"/>
    </style:style>
    <style:style style:name="P15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paragraph-rsid="00011433" style:font-size-asian="20pt" style:font-weight-asian="bold" style:font-size-complex="20pt"/>
    </style:style>
    <style:style style:name="P1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officeooo:paragraph-rsid="00011433" style:font-size-asian="20pt" style:font-weight-asian="bold" style:font-size-complex="20pt"/>
    </style:style>
    <style:style style:name="T1" style:family="text">
      <style:text-properties officeooo:rsid="00011433"/>
    </style:style>
    <style:style style:name="T2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07b141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011433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GF. IES Haría</text:p>
      <text:p text:style-name="P15">UT1. Actividad <text:span text:style-name="T1">5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2">Introducción a la seguridad informática</text:p>
      <text:p text:style-name="P13">Ejercicios</text:p>
      <text:p text:style-name="P14"/>
      <text:p text:style-name="P1"><text:span text:style-name="T1">1</text:span>) Ejemplo práctico de aplicación de la LOPD</text:p>
      <text:p text:style-name="P1">La agencia de viajes SiTour ha decidido hacer una ficha a cada cliente que solicite información sobre algún viaje, con el objetivo de enviarle nuevas ofertas y promociones. </text:p>
      <text:p text:style-name="P1">Vamos a describir el proceso que un técnico informático debe realizar para poder almacenar y gestionar dichos datos de acuerdo a la normativa vigente. </text:p>
      <text:p text:style-name="P1">En primer lugar, según la LOPD se debe solicitar a la Agencia de Protección de Datos la creación de dicho fichero. En esta solicitud habrá que especificar: </text:p>
      <text:list xml:id="list3047180973" text:style-name="L1">
        <text:list-item>
          <text:p text:style-name="P2">Responsable del fichero: Agencia de viajes SiTour </text:p>
        </text:list-item>
        <text:list-item>
          <text:p text:style-name="P2">Finalidad: El objetivo es comercial, enviar ofertas y promociones. </text:p>
        </text:list-item>
        <text:list-item>
          <text:p text:style-name="P2">Tipo de datos de carácter personal que contiene: Nombre y apellidos, DNI, teléfono, direccion postal y email. </text:p>
        </text:list-item>
      </text:list>
      <text:p text:style-name="P5">a) Dadas las características de los datos recopilados. Qué nivel han de tener las medidas de seguridad a tomar según la LOPD:</text:p>
      <text:p text:style-name="P7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0"/>
          </table:table-cell>
        </table:table-row>
      </table:table>
      <text:p text:style-name="P5"/>
      <text:p text:style-name="P1">Los datos que se deseen almacenar en el fichero tendrán que ajustarse a los objetivos, es decir, no se puede solicitar al cliente sus ingresos anuales. </text:p>
      <text:p text:style-name="P1">Estos datos solo podran ser utilizados para el objetivo para el que se han recogido y tendrán que ser cancelados una vez que no sean necesarios para este objetivo. </text:p>
      <text:p text:style-name="P1">La Agencia de Protección de Datos se pronunciará sobre la solicitud en un plazo de un mes y si no se entenderá que el fichero se ha inscrito correctamente. </text:p>
      <text:p text:style-name="P1">En el momento de la recogida de datos de carácter personal, hay que informar al cliente de: </text:p>
      <text:list xml:id="list3832699853" text:style-name="L4">
        <text:list-item>
          <text:p text:style-name="P3">La incorporacion de sus datos a un fichero de datos de carácter personal. </text:p>
        </text:list-item>
        <text:list-item>
          <text:p text:style-name="P3">La finalidad de estos datos, que en este caso es el envio de ofertas y promociones. </text:p>
        </text:list-item>
        <text:list-item>
          <text:p text:style-name="P3">De su derecho de acceso, rectificacion y cancelacion , asi como del procedimiento que el cliente debe seguir, y a donde debe dirigirse para ejercitar dicho derecho.</text:p>
        </text:list-item>
        <text:list-item>
          <text:p text:style-name="P3">De la identidad y direccion del responsable del tratamiento de los datos. </text:p>
        </text:list-item>
      </text:list>
      <text:p text:style-name="P1">Además, tanto la persona responsable del fichero como quienes intervengan sobre él tienen deber de secreto sobre los datos que contiene. </text:p>
      <text:p text:style-name="P6"><text:soft-page-break/>El documento informativo que se proporcionará a los clientes, de que la empresa guardará una copia firmada por éste, podria ser el siguiente: </text:p>
      <text:p text:style-name="P6">En cumplimiento de lo establecido en la ley orgánica 15/1999 de Protección de Datos de Carácter Personal y en el Real Decreto 1720/2007, que aprueba su reglamento de desarrollo, los clientes quedan informados y prestan su consentimiento a la incorporacion de sus datos a los ficheros existentes en SiTour y al tratamiento de los mismos. Los datos personales seran tratados exclusivamente con ls finalidad de informar al cliente sobre nuevas ofertas y promociones. No se realizará ninguna cesión de estos datos. </text:p>
      <text:p text:style-name="P6">Según lo dispuesto en la misma ley, los clientes tiene derecho a consultar, cmodificar o cancelar los datos proporcionados a SiTour, dirigiéndose al departamento de informática de SiTour.</text:p>
      <text:p text:style-name="P1">b) Dadas las siguientes situaciones, identifica el tipo de infracción que SiTour está cometiendo. Para ello consulta el artículo 43 de la LOPD: </text:p>
      <text:list xml:id="list3233137408" text:style-name="L5">
        <text:list-item>
          <text:p text:style-name="P4">SiTour realiza el envío de ofertas y promociones sin solicitar la creación del fichero de datos de sus clientes. </text:p>
        </text:list-item>
      </text:list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/>
          </table:table-cell>
        </table:table-row>
      </table:table>
      <text:p text:style-name="P5"/>
      <text:list xml:id="list2547473437043" text:continue-numbering="true" text:style-name="L5">
        <text:list-item>
          <text:p text:style-name="P4">SiTour no está realizando copias de seguridad del fichero de datos.</text:p>
        </text:list-item>
      </text:list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8"/>
          </table:table-cell>
        </table:table-row>
      </table:table>
      <text:p text:style-name="P5"/>
      <text:list xml:id="list2547199593206" text:continue-numbering="true" text:style-name="L5">
        <text:list-item>
          <text:p text:style-name="P4">SiTour realiza la recogida de datos a sus clientes sin informarles de la finalidad del fichero. </text:p>
        </text:list-item>
      </text:list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8"/>
          </table:table-cell>
        </table:table-row>
      </table:table>
      <text:p text:style-name="P5"/>
      <text:p text:style-name="P1">c) Las infracciones de la actividad anterior tienen asignada una sanción económica recogida en el artículo 45 de la LOPD. Búscala e indica cual es en cada caso. 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8"/>
          </table:table-cell>
        </table:table-row>
      </table:table>
      <text:p text:style-name="P1"/>
      <text:p text:style-name="P1"><text:span text:style-name="T1">2</text:span>) Supón que terminado el ciclo SMR, entras a formar parte del personal del departamento de informática de una empresa de nueva creación. Indica qué pasos deberás realizar, según la LOPD, en los siguientes supuestos: </text:p>
      <text:p text:style-name="P1"><text:soft-page-break/><text:span text:style-name="T1">a) </text:span>La empresa es una empresa en Internet que se va a dedicar a vender productos informáticos. Los datos necesarios de los clientes son nombre, apellidos, correo electrónico, teléfono y dirección postal. 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8"/>
          </table:table-cell>
        </table:table-row>
      </table:table>
      <text:p text:style-name="P1"/>
      <text:p text:style-name="P1"><text:span text:style-name="T1">b) </text:span>La empresa es un buffet de abogados. Los datos necesarios son, además de los mencionados en el punto anterior, los siguientes: información sobre antecedentes penales de los clientes. 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8"/>
          </table:table-cell>
        </table:table-row>
      </table:table>
      <text:p text:style-name="P1"/>
      <text:p text:style-name="P1"><text:span text:style-name="T1">c) </text:span>La empresa es un partido político. Los datos que es necesario almacenar de los afiliados a dicho partido son, además de los indicados en el primer punto, los siguientes: afiliación sindical.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11433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011433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07b141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GF-UT2-A</text:span><text:span text:style-name="MT2">5</text:span><text:span text:style-name="MT1">. Introducción a la seguridad informática. </text:span><text:span text:style-name="MT2">Legislación.</text:span><text:span text:style-name="MT1"> </text:span><text:span text:style-name="MT3">Ejercicios</text:span><text:span text:style-name="MT4"><text:tab/></text:span><text:span text:style-name="MT4"><draw:frame draw:style-name="Mfr1" draw:name="gráficos7" text:anchor-type="as-char" svg:width="2.335cm" svg:height="0.818cm" draw:z-index="1"><draw:image xlink:href="Pictures/10000201000001930000008DA77CD4D1F01FE9DB.png" xlink:type="simple" xlink:show="embed" xlink:actuate="onLoad" loext:mime-type="image/png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00:21:21.694151830</meta:creation-date>
    <dc:date>2017-09-18T00:25:45.690393121</dc:date>
    <meta:editing-duration>PT4M24S</meta:editing-duration>
    <meta:editing-cycles>1</meta:editing-cycles>
    <meta:document-statistic meta:table-count="8" meta:image-count="1" meta:object-count="0" meta:page-count="4" meta:paragraph-count="34" meta:word-count="719" meta:character-count="4359" meta:non-whitespace-character-count="3660"/>
    <meta:generator>LibreOffice/5.4.1.2$Linux_X86_64 LibreOffice_project/40m0$Build-2</meta:generator>
  </office:meta>
</office:document-meta>
</file>